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ample: Let's say your out with friends in a bar; someone calls you an ass and everyone laughs, including you. The next day, your kid calls you the same thing, but your reaction will be different.</text:p>
      <text:p text:style-name="Standard">What does racism fall under, what's the larger issue?</text:p>
      <text:p text:style-name="Standard">Civil rights, discrimination, bigotry, h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1-02T09:32:17.21</meta:creation-date>
    <meta:document-statistic meta:table-count="0" meta:image-count="0" meta:object-count="0" meta:page-count="1" meta:paragraph-count="3" meta:word-count="50" meta:character-count="294"/>
    <dc:date>2017-11-02T10:04:16.10</dc:date>
    <dc:creator>Timothy Cayer</dc:creator>
    <meta:editing-duration>PT16M48S</meta:editing-duration>
    <meta:editing-cycles>1</meta:editing-cycles>
    <meta:generator>OpenOffice/4.1.3$Win32 OpenOffice.org_project/413m1$Build-9783</meta:generator>
  </office:meta>
</office:document-meta>
</file>